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9C38BD2ABCCAE7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8cm, 2.268cm, 15.341cm, 7.87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699cm" svg:height="22.949cm" svg:x="1.092cm" svg:y="2.592cm">
          <draw:image xlink:href="Pictures/10000000000005E8000007E0E9C38BD2ABCCAE7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2:20.193070378</dc:date>
    <meta:editing-duration>PT3M34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